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>
      <style:table-properties style:width="16.979cm" table:align="margins"/>
    </style:style>
    <style:style style:name="Tableau1.A" style:family="table-column">
      <style:table-column-properties style:column-width="10.94cm" style:rel-column-width="42225*"/>
    </style:style>
    <style:style style:name="Tableau1.B" style:family="table-column">
      <style:table-column-properties style:column-width="6.04cm" style:rel-column-width="23310*"/>
    </style:style>
    <style:style style:name="Tableau1.A1" style:family="table-cell">
      <style:table-cell-properties fo:padding="0.097cm" fo:border="none"/>
    </style:style>
    <style:style style:name="P1" style:family="paragraph" style:parent-style-name="Standard">
      <style:paragraph-properties fo:line-height="100%" fo:text-align="start" style:justify-single-word="false"/>
      <style:text-properties style:font-name="Times New Roman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line-height="100%" fo:text-align="end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/>
    </style:style>
    <style:style style:name="P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6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Preformatted_20_Text">
      <style:paragraph-properties fo:margin-top="0.101cm" fo:margin-bottom="0.101cm" loext:contextual-spacing="false" fo:line-height="115%" fo:text-align="justify" style:justify-single-word="false"/>
      <style:text-properties fo:color="#007700" style:font-name="Courier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Preformatted_20_Text">
      <style:paragraph-properties fo:line-height="125%"/>
      <style:text-properties style:font-name="Courier" fo:font-size="12pt" fo:font-weight="normal" style:font-size-asian="12pt" style:font-weight-asian="normal" style:font-size-complex="12pt" style:font-weight-complex="normal"/>
    </style:style>
    <style:style style:name="P9" style:family="paragraph" style:parent-style-name="Preformatted_20_Text">
      <style:paragraph-properties fo:margin-top="0cm" fo:margin-bottom="0.499cm" loext:contextual-spacing="false" fo:line-height="125%"/>
      <style:text-properties fo:color="#007700" style:font-name="Courier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0c64f8" officeooo:paragraph-rsid="000c64f8" style:font-size-asian="16pt" style:font-weight-asian="bold" style:font-size-complex="16pt" style:font-weight-complex="bold"/>
    </style:style>
    <style:style style:name="P12" style:family="paragraph" style:parent-style-name="Standard" style:list-style-name="L1">
      <style:paragraph-properties fo:margin-top="0.101cm" fo:margin-bottom="0.101cm" loext:contextual-spacing="false" fo:line-height="115%" fo:text-align="justify" style:justify-single-word="false"/>
      <style:text-properties style:font-name="Times New Roman"/>
    </style:style>
    <style:style style:name="P13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4pt" style:font-size-asian="12.25pt" style:font-size-complex="14pt"/>
    </style:style>
    <style:style style:name="P14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.101cm" fo:margin-bottom="0.101cm" loext:contextual-spacing="false" fo:line-height="115%" fo:text-align="justify" style:justify-single-word="false"/>
      <style:text-properties style:font-name="Times New Roman" officeooo:rsid="000e45cd" officeooo:paragraph-rsid="000e45cd"/>
    </style:style>
    <style:style style:name="T1" style:family="text">
      <style:text-properties fo:color="#007700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officeooo:rsid="000b0374"/>
    </style:style>
    <style:style style:name="T4" style:family="text">
      <style:text-properties officeooo:rsid="000e45c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">Université de Jijel</text:p>
            <text:p text:style-name="P1">Faculté des Sciences Exactes et d'Informatique</text:p>
            <text:p text:style-name="P1">Département d'Informatique</text:p>
          </table:table-cell>
          <table:table-cell table:style-name="Tableau1.A1" office:value-type="string">
            <text:p text:style-name="P3">A. U : 202<text:span text:style-name="T3">2</text:span>/202<text:span text:style-name="T3">3</text:span></text:p>
            <text:p text:style-name="P3">3L</text:p>
            <text:p text:style-name="P3">Données semi-structurées</text:p>
            <text:p text:style-name="P3"/>
          </table:table-cell>
        </table:table-row>
      </table:table>
      <text:p text:style-name="Standard"/>
      <text:p text:style-name="P10">TP N° 03</text:p>
      <text:p text:style-name="P11">(Partie 0<text:span text:style-name="T4">2</text:span>)</text:p>
      <text:p text:style-name="P2"/>
      <text:p text:style-name="P5">Objectifs</text:p>
      <text:p text:style-name="P4">L’objectif de cette série de TP est de :</text:p>
      <text:list xml:id="list6111245753967114428" text:style-name="L1">
        <text:list-item>
          <text:p text:style-name="P12">L’objectif principal de cette série est la création d’un document XML à travers le code. Contrairement au “parsing” qui peut être effectué de plmusieurs manière, a création d’un document nécessite la manipullation du DOM. L’objectif de cette activité est de donner un exemple de création d’un document XML en Java.</text:p>
        </text:list-item>
      </text:list>
      <text:p text:style-name="P15">Il est nécessaire de suivre les bons pratiques (modèle MVC) et de permettre à l’utilisateur d’utiliser une interface conviviale pour manipuler les données.</text:p>
      <text:p text:style-name="P4"/>
      <text:p text:style-name="P13"><text:span text:style-name="T2">Travail demandé</text:span></text:p>
      <text:p text:style-name="P6">Soit le document XML suivant :</text:p>
      <text:p text:style-name="P6"/>
      <text:p text:style-name="P7">&lt;livre&gt;</text:p>
      <text:p text:style-name="P8"><text:s text:c="4"/><text:span text:style-name="T1">&lt;titre&gt;</text:span>Java<text:span text:style-name="T1">&lt;/titre&gt;</text:span></text:p>
      <text:p text:style-name="P8"><text:s text:c="4"/><text:span text:style-name="T1">&lt;prix&gt;</text:span>1200,00DA<text:span text:style-name="T1">&lt;.prix&gt;</text:span></text:p>
      <text:p text:style-name="P8"><text:s text:c="4"/><text:span text:style-name="T1">&lt;auteurs&gt;</text:span></text:p>
      <text:p text:style-name="P8"><text:s text:c="8"/><text:span text:style-name="T1">&lt;auteur&gt;</text:span>J. Gosling<text:span text:style-name="T1">&lt;/auteur&gt;</text:span></text:p>
      <text:p text:style-name="P8"><text:s text:c="4"/><text:span text:style-name="T1">&lt;/auteurs&gt;</text:span></text:p>
      <text:p text:style-name="P9">&lt;/livre&gt;</text:p>
      <text:p text:style-name="P6"/>
      <text:p text:style-name="P6"><text:span text:style-name="T4">Créez une application (avec GUI) qui permet à l’utilisateur de saisir les informations ci-dessus et</text:span> <text:span text:style-name="T4">de </text:span><text:s/>le<text:span text:style-name="T4">s</text:span> sauvegarder <text:span text:style-name="T4">dans un fichier </text:span><text:s/>“exemple.xml” <text:span text:style-name="T4">(effectuez un “refactoring” de l’application issue de la première partie du TP 03)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" svg:font-family="Courier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82cm" fo:margin-bottom="1.482cm" fo:margin-left="2.011cm" fo:margin-right="2.011cm" fo:border="none" fo:padding="0cm" style:writing-mode="lr-tb" style:footnote-max-height="0cm">
        <style:footnote-sep style:width="0.018cm" style:line-style="none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31</meta:editing-cycles>
    <meta:creation-date>2008-08-22T11:41:04</meta:creation-date>
    <dc:date>2023-02-14T23:54:13.183996151</dc:date>
    <meta:editing-duration>PT3H51M54S</meta:editing-duration>
    <meta:document-statistic meta:table-count="1" meta:image-count="0" meta:object-count="0" meta:page-count="1" meta:paragraph-count="22" meta:word-count="158" meta:character-count="1076" meta:non-whitespace-character-count="915"/>
  </office:meta>
</office:document-meta>
</file>